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195cm" table:align="left"/>
    </style:style>
    <style:style style:name="Table1.A" style:family="table-column">
      <style:table-column-properties style:column-width="2.258cm"/>
    </style:style>
    <style:style style:name="Table1.B" style:family="table-column">
      <style:table-column-properties style:column-width="0.714cm"/>
    </style:style>
    <style:style style:name="Table1.E" style:family="table-column">
      <style:table-column-properties style:column-width="0.79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>
      <style:text-properties officeooo:rsid="0003cc14"/>
    </style:style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Text_20_body" style:list-style-name="L40"/>
    <style:style style:name="P44" style:family="paragraph" style:parent-style-name="Text_20_body" style:list-style-name="L41"/>
    <style:style style:name="P45" style:family="paragraph" style:parent-style-name="Text_20_body" style:list-style-name="L42"/>
    <style:style style:name="P46" style:family="paragraph" style:parent-style-name="Text_20_body" style:list-style-name="L43"/>
    <style:style style:name="P47" style:family="paragraph" style:parent-style-name="Text_20_body" style:list-style-name="L44"/>
    <style:style style:name="P48" style:family="paragraph" style:parent-style-name="Text_20_body" style:list-style-name="L45"/>
    <style:style style:name="P49" style:family="paragraph" style:parent-style-name="Text_20_body" style:list-style-name="L46"/>
    <style:style style:name="P50" style:family="paragraph" style:parent-style-name="Text_20_body" style:list-style-name="L47"/>
    <style:style style:name="P51" style:family="paragraph" style:parent-style-name="Text_20_body" style:list-style-name="L4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Excellent.<text:line-break/>Now we formalize the <text:span text:style-name="Strong_20_Emphasis">Governance Section</text:span> as a <text:span text:style-name="Strong_20_Emphasis">true executive control layer</text:span>, fully aligned with:</text:p>
      <text:list text:style-name="L21">
        <text:list-item>
          <text:p text:style-name="P24">Your L0 → L3 stratification</text:p>
        </text:list-item>
        <text:list-item>
          <text:p text:style-name="P24">Vendor-side enforcement model</text:p>
        </text:list-item>
        <text:list-item>
          <text:p text:style-name="P24">Snapshot-only aggregation rule</text:p>
        </text:list-item>
        <text:list-item>
          <text:p text:style-name="P24">% Raw Marks + % Accuracy replacement (no “Score” anywhere)</text:p>
        </text:list-item>
        <text:list-item>
          <text:p text:style-name="P24">10-year scale sustainability</text:p>
        </text:list-item>
      </text:list>
      <text:p text:style-name="Text_20_body">This is the institutional brain above Insights.</text:p>
      <text:p text:style-name="Horizontal_20_Line"/>
      <text:h text:style-name="Heading_20_1" text:outline-level="1">🏛 ADMIN DASHBOARD — GOVERNANCE SECTION (L3 ONLY)</text:h>
      <text:p text:style-name="Quotations">Governance = Institutional Stability Over Time<text:line-break/>Not student-level. Not test-level. Not emotional.<text:line-break/>Only structural truth.</text:p>
      <text:p text:style-name="Text_20_body">Visible only if:</text:p>
      <text:p text:style-name="P1"><text:span text:style-name="Source_20_Text">license.layer === L3</text:span></text:p>
      <text:p text:style-name="Text_20_body">All data read-only from:</text:p>
      <text:p text:style-name="Preformatted_20_Text"><text:span text:style-name="Source_20_Text">governanceSnapshots/{YYYY-MM}</text:span></text:p>
      <text:p text:style-name="Preformatted_20_Text"><text:span text:style-name="Source_20_Text">runAnalytics summaries</text:span></text:p>
      <text:p text:style-name="Preformatted_20_Text"><text:span text:style-name="Source_20_Text">templateAnalytics summaries</text:span></text:p>
      <text:p text:style-name="Preformatted_20_Text"><text:span text:style-name="Source_20_Text">studentYearMetrics aggregates</text:span></text:p>
      <text:p text:style-name="P1"><text:span text:style-name="Source_20_Text">overrideAuditSummary</text:span></text:p>
      <text:p text:style-name="Text_20_body">Never from:</text:p>
      <text:p text:style-name="Preformatted_20_Text"><text:span text:style-name="Source_20_Text">sessions</text:span></text:p>
      <text:p text:style-name="P1"><text:span text:style-name="Source_20_Text">rawAttempts</text:span></text:p>
      <text:p text:style-name="Horizontal_20_Line"/>
      <text:h text:style-name="Heading_20_1" text:outline-level="1">0️⃣ NAVIGATION STRUCTURE</text:h>
      <text:p text:style-name="Preformatted_20_Text"><text:span text:style-name="Source_20_Text">Governance</text:span></text:p>
      <text:p text:style-name="Preformatted_20_Text"><text:span text:style-name="Source_20_Text"><text:s text:c="3"/>├── Institutional Stability</text:span></text:p>
      <text:p text:style-name="Preformatted_20_Text"><text:span text:style-name="Source_20_Text"><text:s text:c="3"/>├── Execution Integrity</text:span></text:p>
      <text:p text:style-name="Preformatted_20_Text"><text:span text:style-name="Source_20_Text"><text:s text:c="3"/>├── Override Audit</text:span></text:p>
      <text:p text:style-name="Preformatted_20_Text"><text:span text:style-name="Source_20_Text"><text:s text:c="3"/>├── Batch Risk Map</text:span></text:p>
      <text:p text:style-name="Preformatted_20_Text"><text:span text:style-name="Source_20_Text"><text:s text:c="3"/>├── Longitudinal Trends</text:span></text:p>
      <text:p text:style-name="P1"><text:span text:style-name="Source_20_Text"><text:s text:c="3"/>├── Governance Reports</text:span></text:p>
      <text:p text:style-name="Text_20_body">Design tone:</text:p>
      <text:list text:style-name="L22">
        <text:list-item>
          <text:p text:style-name="P25">White space</text:p>
        </text:list-item>
        <text:list-item>
          <text:p text:style-name="P25"><text:soft-page-break/>Calm color gradients</text:p>
        </text:list-item>
        <text:list-item>
          <text:p text:style-name="P25">No red warning overload</text:p>
        </text:list-item>
        <text:list-item>
          <text:p text:style-name="P25">Executive typography</text:p>
        </text:list-item>
        <text:list-item>
          <text:p text:style-name="P25">Minimal micro-detail</text:p>
        </text:list-item>
      </text:list>
      <text:p text:style-name="Horizontal_20_Line"/>
      <text:h text:style-name="Heading_20_1" text:outline-level="1">1️⃣ INSTITUTIONAL STABILITY</text:h>
      <text:h text:style-name="Heading_20_3" text:outline-level="3">Purpose</text:h>
      <text:p text:style-name="Text_20_body">Measure execution consistency across time and cohorts.</text:p>
      <text:p text:style-name="Horizontal_20_Line"/>
      <text:h text:style-name="Heading_20_2" text:outline-level="2">1.1 Stability Index (Core Metric)</text:h>
      <text:p text:style-name="Text_20_body">Composite 0–100 index.</text:p>
      <text:p text:style-name="Text_20_body">Derived from normalized variance of:</text:p>
      <text:list text:style-name="L23">
        <text:list-item>
          <text:p text:style-name="P26">% Raw Marks variance (across runs)</text:p>
        </text:list-item>
        <text:list-item>
          <text:p text:style-name="P26">% Accuracy variance</text:p>
        </text:list-item>
        <text:list-item>
          <text:p text:style-name="P26">Phase adherence variance</text:p>
        </text:list-item>
        <text:list-item>
          <text:p text:style-name="P26">Discipline Index variance</text:p>
        </text:list-item>
        <text:list-item>
          <text:p text:style-name="P26">Risk state fluctuation score</text:p>
        </text:list-item>
      </text:list>
      <text:h text:style-name="Heading_20_3" text:outline-level="3">Formula Concept</text:h>
      <text:p text:style-name="Preformatted_20_Text"><text:span text:style-name="Source_20_Text">stabilityIndex =</text:span></text:p>
      <text:p text:style-name="P1"><text:span text:style-name="Source_20_Text">100 - weightedVarianceScore</text:span></text:p>
      <text:p text:style-name="Text_20_body">Lower variance → higher stability.</text:p>
      <text:p text:style-name="Horizontal_20_Line"/>
      <text:h text:style-name="Heading_20_3" text:outline-level="3">UI Components</text:h>
      <text:list text:style-name="L24">
        <text:list-item>
          <text:p text:style-name="P27">Large numeric display (0–100)</text:p>
        </text:list-item>
        <text:list-item>
          <text:p text:style-name="P27">Gauge chart</text:p>
        </text:list-item>
        <text:list-item>
          <text:p text:style-name="P27">12-month trend line</text:p>
        </text:list-item>
      </text:list>
      <text:p text:style-name="Text_20_body">Under it:</text:p>
      <text:p text:style-name="Preformatted_20_Text"><text:span text:style-name="Source_20_Text">Stable above 75</text:span></text:p>
      <text:p text:style-name="Preformatted_20_Text"><text:span text:style-name="Source_20_Text">Watch zone 60–75</text:span></text:p>
      <text:p text:style-name="P1"><text:span text:style-name="Source_20_Text">Unstable below 60</text:span></text:p>
      <text:p text:style-name="Text_20_body">Not judgmental — purely diagnostic.</text:p>
      <text:p text:style-name="Horizontal_20_Line"><text:soft-page-break/></text:p>
      <text:h text:style-name="Heading_20_2" text:outline-level="2">1.2 Performance Variability</text:h>
      <text:p text:style-name="Text_20_body">Charts:</text:p>
      <text:list text:style-name="L25">
        <text:list-item>
          <text:p text:style-name="P28">Std deviation of % Raw Marks (timeline)</text:p>
        </text:list-item>
        <text:list-item>
          <text:p text:style-name="P28">Std deviation of % Accuracy</text:p>
        </text:list-item>
        <text:list-item>
          <text:p text:style-name="P28">Batch-to-batch spread comparison</text:p>
        </text:list-item>
        <text:list-item>
          <text:p text:style-name="P28">Stability vs Difficulty level heatmap</text:p>
        </text:list-item>
      </text:list>
      <text:p text:style-name="Text_20_body">Purpose:<text:line-break/>Identify systemic volatility.</text:p>
      <text:p text:style-name="Horizontal_20_Line"/>
      <text:h text:style-name="Heading_20_2" text:outline-level="2">1.3 Template Stability Comparison</text:h>
      <text:p text:style-name="Text_20_body">When same template used multiple times:</text:p>
      <text:p text:style-name="Text_20_body">Show:</text:p>
      <text:list text:style-name="L26">
        <text:list-item>
          <text:p text:style-name="P29">% Raw delta across runs</text:p>
        </text:list-item>
        <text:list-item>
          <text:p text:style-name="P29">% Accuracy delta</text:p>
        </text:list-item>
        <text:list-item>
          <text:p text:style-name="P29">Risk shift across batches</text:p>
        </text:list-item>
      </text:list>
      <text:p text:style-name="Text_20_body">Interpretation logic:</text:p>
      <text:list text:style-name="L27">
        <text:list-item>
          <text:p text:style-name="P30">Stable template + unstable batch → training issue</text:p>
        </text:list-item>
        <text:list-item>
          <text:p text:style-name="P30">Unstable template + stable batch → template issue</text:p>
        </text:list-item>
      </text:list>
      <text:p text:style-name="Horizontal_20_Line"/>
      <text:h text:style-name="Heading_20_1" text:outline-level="1">2️⃣ EXECUTION INTEGRITY</text:h>
      <text:h text:style-name="Heading_20_3" text:outline-level="3">Purpose</text:h>
      <text:p text:style-name="Text_20_body">Are teachers enforcing structured execution discipline?</text:p>
      <text:p text:style-name="Horizontal_20_Line"/>
      <text:h text:style-name="Heading_20_2" text:outline-level="2">2.1 Phase Compliance Trend</text:h>
      <text:p text:style-name="Text_20_body">Monthly:</text:p>
      <text:list text:style-name="L28">
        <text:list-item>
          <text:p text:style-name="P31">% students following phase split</text:p>
        </text:list-item>
        <text:list-item>
          <text:p text:style-name="P31">MoM change</text:p>
        </text:list-item>
      </text:list>
      <text:p text:style-name="Text_20_body">Graph:<text:line-break/>Line chart over year.</text:p>
      <text:p text:style-name="Horizontal_20_Line"><text:soft-page-break/></text:p>
      <text:h text:style-name="Heading_20_2" text:outline-level="2">2.2 Controlled Mode Effectiveness</text:h>
      <text:p text:style-name="Text_20_body">Show:</text:p>
      <text:list text:style-name="L29">
        <text:list-item>
          <text:p text:style-name="P32">Avg % Raw improvement under Controlled Mode</text:p>
        </text:list-item>
        <text:list-item>
          <text:p text:style-name="P32">Avg % Accuracy improvement</text:p>
        </text:list-item>
        <text:list-item>
          <text:p text:style-name="P32">Risk reduction %</text:p>
        </text:list-item>
      </text:list>
      <text:p text:style-name="Text_20_body">Display:</text:p>
      <text:p text:style-name="Text_20_body">Bar comparison:</text:p>
      <text:p text:style-name="Text_20_body">| Mode | Raw % | Accuracy % |</text:p>
      <text:p text:style-name="Horizontal_20_Line"/>
      <text:h text:style-name="Heading_20_2" text:outline-level="2">2.3 Discipline Index Trajectory</text:h>
      <text:p text:style-name="Text_20_body">Institution-wide average discipline index trend.</text:p>
      <text:list text:style-name="L30">
        <text:list-item>
          <text:p text:style-name="P33">Rolling 30-day</text:p>
        </text:list-item>
        <text:list-item>
          <text:p text:style-name="P33">Year-to-date</text:p>
        </text:list-item>
        <text:list-item>
          <text:p text:style-name="P33">YoY comparison</text:p>
        </text:list-item>
      </text:list>
      <text:p text:style-name="Horizontal_20_Line"/>
      <text:h text:style-name="Heading_20_2" text:outline-level="2">2.4 Structural Risk Exposure</text:h>
      <text:p text:style-name="Text_20_body">Stacked area chart over time:</text:p>
      <text:list text:style-name="L31">
        <text:list-item>
          <text:p text:style-name="P34">Stable %</text:p>
        </text:list-item>
        <text:list-item>
          <text:p text:style-name="P34">Drift-Prone %</text:p>
        </text:list-item>
        <text:list-item>
          <text:p text:style-name="P34">Impulsive %</text:p>
        </text:list-item>
        <text:list-item>
          <text:p text:style-name="P34">Overextended %</text:p>
        </text:list-item>
        <text:list-item>
          <text:p text:style-name="P34">Volatile %</text:p>
        </text:list-item>
      </text:list>
      <text:p text:style-name="Text_20_body">This is institutional behavioral fingerprint.</text:p>
      <text:p text:style-name="Horizontal_20_Line"/>
      <text:h text:style-name="Heading_20_1" text:outline-level="1">3️⃣ OVERRIDE AUDIT</text:h>
      <text:p text:style-name="Text_20_body">Purpose:<text:line-break/>Prevent erosion of system discipline.</text:p>
      <text:p text:style-name="Text_20_body">Source:</text:p>
      <text:p text:style-name="P1"><text:span text:style-name="Source_20_Text">overrideAuditSummary/{YYYY-MM}</text:span></text:p>
      <text:p text:style-name="Horizontal_20_Line"><text:soft-page-break/></text:p>
      <text:h text:style-name="Heading_20_2" text:outline-level="2">3.1 Override Frequency</text:h>
      <text:list text:style-name="L32">
        <text:list-item>
          <text:p text:style-name="P35">Per run</text:p>
        </text:list-item>
        <text:list-item>
          <text:p text:style-name="P35">Per batch</text:p>
        </text:list-item>
        <text:list-item>
          <text:p text:style-name="P35">Per teacher (aggregated only)</text:p>
        </text:list-item>
      </text:list>
      <text:p text:style-name="Text_20_body">No names in main dashboard.<text:line-break/>Drill-down optional.</text:p>
      <text:p text:style-name="Horizontal_20_Line"/>
      <text:h text:style-name="Heading_20_2" text:outline-level="2">3.2 Override Impact Analysis</text:h>
      <text:p text:style-name="Text_20_body">Compare:</text:p>
      <text:list text:style-name="L33">
        <text:list-item>
          <text:p text:style-name="P36">% Raw Marks when override used vs not used</text:p>
        </text:list-item>
        <text:list-item>
          <text:p text:style-name="P36">% Accuracy shift</text:p>
        </text:list-item>
        <text:list-item>
          <text:p text:style-name="P36">Risk escalation delta</text:p>
        </text:list-item>
      </text:list>
      <text:p text:style-name="Text_20_body">If override correlates with instability → visible trend.</text:p>
      <text:p text:style-name="Horizontal_20_Line"/>
      <text:h text:style-name="Heading_20_2" text:outline-level="2">3.3 Repeated Override Pattern</text:h>
      <text:p text:style-name="Text_20_body">Example:</text:p>
      <text:p text:style-name="Text_20_body">“Controlled Mode bypassed 17 times this month.”</text:p>
      <text:p text:style-name="Text_20_body">Displayed as:</text:p>
      <text:p text:style-name="Text_20_body">Trend + small explanation tooltip.</text:p>
      <text:p text:style-name="Text_20_body">No emotional framing.</text:p>
      <text:p text:style-name="Horizontal_20_Line"/>
      <text:h text:style-name="Heading_20_1" text:outline-level="1">4️⃣ BATCH RISK MAP</text:h>
      <text:p text:style-name="Text_20_body">Purpose:<text:line-break/>Strategic cohort comparison.</text:p>
      <text:p text:style-name="Horizontal_20_Line"/>
      <text:h text:style-name="Heading_20_2" text:outline-level="2">4.1 Risk State Matrix</text:h>
      <text:p text:style-name="Text_20_body">Heatmap:</text:p>
      <text:p text:style-name="Text_20_body">| Batch | Stable | Drift | Impulsive | Overextended |</text:p>
      <text:p text:style-name="Text_20_body"><text:soft-page-break/>Color-coded intensity.</text:p>
      <text:p text:style-name="Horizontal_20_Line"/>
      <text:h text:style-name="Heading_20_2" text:outline-level="2">4.2 Batch Discipline Metrics</text:h>
      <text:p text:style-name="Text_20_body">Per batch:</text:p>
      <text:list text:style-name="L34">
        <text:list-item>
          <text:p text:style-name="P37">Avg Discipline Index</text:p>
        </text:list-item>
        <text:list-item>
          <text:p text:style-name="P37">Avg Phase Adherence</text:p>
        </text:list-item>
        <text:list-item>
          <text:p text:style-name="P37">% Raw Stability Score</text:p>
        </text:list-item>
        <text:list-item>
          <text:p text:style-name="P37">% Accuracy Stability Score</text:p>
        </text:list-item>
      </text:list>
      <text:p text:style-name="Text_20_body">Purpose:<text:line-break/>Identify training inconsistency across instructors.</text:p>
      <text:p text:style-name="Horizontal_20_Line"/>
      <text:h text:style-name="Heading_20_1" text:outline-level="1">5️⃣ LONGITUDINAL TRENDS</text:h>
      <text:p text:style-name="Text_20_body">Cross-year comparison.</text:p>
      <text:p text:style-name="Text_20_body">Filter:</text:p>
      <text:list text:style-name="L35">
        <text:list-item>
          <text:p text:style-name="P38">Academic Year</text:p>
        </text:list-item>
        <text:list-item>
          <text:p text:style-name="P38">Batch</text:p>
        </text:list-item>
        <text:list-item>
          <text:p text:style-name="P38">Exam Type</text:p>
        </text:list-item>
      </text:list>
      <text:p text:style-name="Text_20_body">Data source:</text:p>
      <text:p text:style-name="P1"><text:span text:style-name="Source_20_Text">governanceSnapshots/{year_month}</text:span></text:p>
      <text:p text:style-name="Horizontal_20_Line"/>
      <text:h text:style-name="Heading_20_2" text:outline-level="2">5.1 Year-over-Year Stability</text:h>
      <text:p text:style-name="Text_20_body">Line:</text:p>
      <text:p text:style-name="Text_20_body">2024 vs 2025 vs 2026</text:p>
      <text:p text:style-name="Text_20_body">Metric:<text:line-break/>Stability Index</text:p>
      <text:p text:style-name="Horizontal_20_Line"/>
      <text:h text:style-name="Heading_20_2" text:outline-level="2">5.2 Discipline Growth</text:h>
      <text:p text:style-name="Text_20_body">Trend of:</text:p>
      <text:list text:style-name="L36">
        <text:list-item>
          <text:p text:style-name="P39">Phase adherence</text:p>
        </text:list-item>
        <text:list-item>
          <text:p text:style-name="P39">Risk reduction %</text:p>
        </text:list-item>
        <text:list-item>
          <text:p text:style-name="P39"><text:soft-page-break/>Controlled Mode adoption %</text:p>
        </text:list-item>
      </text:list>
      <text:p text:style-name="Horizontal_20_Line"/>
      <text:h text:style-name="Heading_20_2" text:outline-level="2">5.3 Pattern Recurrence Index</text:h>
      <text:p text:style-name="Text_20_body">Measures how often same risk pattern reappears across years.</text:p>
      <text:p text:style-name="Text_20_body">Formula:</text:p>
      <text:p text:style-name="Preformatted_20_Text"><text:span text:style-name="Source_20_Text">patternRecurrence =</text:span></text:p>
      <text:p text:style-name="P1"><text:span text:style-name="Source_20_Text">(repeatedHighRiskMonths / totalMonths)</text:span></text:p>
      <text:p text:style-name="Text_20_body">Higher = systemic issue.</text:p>
      <text:p text:style-name="Horizontal_20_Line"/>
      <text:h text:style-name="Heading_20_1" text:outline-level="1">6️⃣ GOVERNANCE REPORTS</text:h>
      <text:p text:style-name="Text_20_body">Purpose:<text:line-break/>Exportable institutional intelligence.</text:p>
      <text:p text:style-name="Text_20_body">Format:<text:line-break/>PDF.</text:p>
      <text:p text:style-name="Text_20_body">Generated from snapshot docs only.</text:p>
      <text:p text:style-name="Text_20_body">Sections:</text:p>
      <text:list text:style-name="L37">
        <text:list-item>
          <text:p text:style-name="P40">Stability Index Summary</text:p>
        </text:list-item>
        <text:list-item>
          <text:p text:style-name="P40">Risk Distribution</text:p>
        </text:list-item>
        <text:list-item>
          <text:p text:style-name="P40">Discipline Trajectory</text:p>
        </text:list-item>
        <text:list-item>
          <text:p text:style-name="P40">Override Audit Summary</text:p>
        </text:list-item>
        <text:list-item>
          <text:p text:style-name="P40">Batch Comparison</text:p>
        </text:list-item>
        <text:list-item>
          <text:p text:style-name="P40">Strategic Recommendations (derived from Insights Engine)</text:p>
        </text:list-item>
      </text:list>
      <text:p text:style-name="Text_20_body">Metadata:</text:p>
      <text:list text:style-name="L38">
        <text:list-item>
          <text:p text:style-name="P41">Timestamp</text:p>
        </text:list-item>
        <text:list-item>
          <text:p text:style-name="P41">Academic Year</text:p>
        </text:list-item>
        <text:list-item>
          <text:p text:style-name="P41">Generated by (Director)</text:p>
        </text:list-item>
        <text:list-item>
          <text:p text:style-name="P41">Immutable</text:p>
        </text:list-item>
      </text:list>
      <text:p text:style-name="Text_20_body">Used for:</text:p>
      <text:list text:style-name="L39">
        <text:list-item>
          <text:p text:style-name="P42">Trustee review</text:p>
        </text:list-item>
        <text:list-item>
          <text:p text:style-name="P42">Strategic planning</text:p>
        </text:list-item>
        <text:list-item>
          <text:p text:style-name="P42">Accreditation documentation</text:p>
        </text:list-item>
      </text:list>
      <text:p text:style-name="Horizontal_20_Line"/>
      <text:h text:style-name="Heading_20_1" text:outline-level="1"><text:soft-page-break/>7️⃣ PERFORMANCE &amp; STORAGE RULES</text:h>
      <text:p text:style-name="Text_20_body">Governance loads:</text:p>
      <text:p text:style-name="P1"><text:span text:style-name="Source_20_Text">governanceSnapshots/{YYYY-MM}</text:span></text:p>
      <text:p text:style-name="Text_20_body">Snapshots generated:</text:p>
      <text:list text:style-name="L40">
        <text:list-item>
          <text:p text:style-name="P43">Nightly</text:p>
        </text:list-item>
        <text:list-item>
          <text:p text:style-name="P43">End-of-month hard snapshot</text:p>
        </text:list-item>
        <text:list-item>
          <text:p text:style-name="P43">Immutable past months</text:p>
        </text:list-item>
      </text:list>
      <text:p text:style-name="Text_20_body">Never:</text:p>
      <text:list text:style-name="L41">
        <text:list-item>
          <text:p text:style-name="P44">Recompute historical month</text:p>
        </text:list-item>
        <text:list-item>
          <text:p text:style-name="P44">Aggregate on read</text:p>
        </text:list-item>
        <text:list-item>
          <text:p text:style-name="P44">Scan sessions</text:p>
        </text:list-item>
      </text:list>
      <text:p text:style-name="Text_20_body">Reads per dashboard load:<text:line-break/>~5–10 documents max.</text:p>
      <text:p text:style-name="Text_20_body">Scales cleanly to 10+ years.</text:p>
      <text:p text:style-name="Horizontal_20_Line"/>
      <text:h text:style-name="Heading_20_1" text:outline-level="1">8️⃣ LAYER RELATIONSHIP</text:h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header-rows>
          <table:table-row>
            <table:table-cell table:style-name="Table1.A1" office:value-type="string">
              <text:p text:style-name="Table_20_Heading">Section</text:p>
            </table:table-cell>
            <table:table-cell table:style-name="Table1.A1" office:value-type="string">
              <text:p text:style-name="Table_20_Heading">L0</text:p>
            </table:table-cell>
            <table:table-cell table:style-name="Table1.A1" office:value-type="string">
              <text:p text:style-name="Table_20_Heading">L1</text:p>
            </table:table-cell>
            <table:table-cell table:style-name="Table1.A1" office:value-type="string">
              <text:p text:style-name="Table_20_Heading">L2</text:p>
            </table:table-cell>
            <table:table-cell table:style-name="Table1.A1" office:value-type="string">
              <text:p text:style-name="Table_20_Heading">L3</text:p>
            </table:table-cell>
          </table:table-row>
        </table:table-header-rows>
        <table:table-row>
          <table:table-cell table:style-name="Table1.A1" office:value-type="string">
            <text:p text:style-name="Table_20_Contents">Analytics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Insights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Governance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✔</text:p>
          </table:table-cell>
        </table:table-row>
      </table:table>
      <text:p text:style-name="Text_20_body">Governance does not duplicate Insights.<text:line-break/>It consumes its outputs longitudinally.</text:p>
      <text:p text:style-name="Horizontal_20_Line"/>
      <text:h text:style-name="Heading_20_1" text:outline-level="1">9️⃣ EXECUTIVE UX PRINCIPLES</text:h>
      <text:list text:style-name="L42">
        <text:list-item>
          <text:p text:style-name="P45">No student-level names in default view</text:p>
        </text:list-item>
        <text:list-item>
          <text:p text:style-name="P45">No micro question metrics</text:p>
        </text:list-item>
        <text:list-item>
          <text:p text:style-name="P45">No emotional warnings</text:p>
        </text:list-item>
        <text:list-item>
          <text:p text:style-name="P45">Smooth scroll sections</text:p>
        </text:list-item>
        <text:list-item>
          <text:p text:style-name="P45">PDF-ready aesthetic</text:p>
        </text:list-item>
        <text:list-item>
          <text:p text:style-name="P45">Minimal click depth</text:p>
        </text:list-item>
      </text:list>
      <text:p text:style-name="Text_20_body">This must feel like:</text:p>
      <text:p text:style-name="Quotations"><text:soft-page-break/>“Institutional control panel”<text:line-break/>Not “teacher dashboard”</text:p>
      <text:p text:style-name="Horizontal_20_Line"/>
      <text:h text:style-name="Heading_20_1" text:outline-level="1">🔟 DATA PIPELINE FLOW</text:h>
      <text:p text:style-name="Text_20_body">On test submission:</text:p>
      <text:p text:style-name="Preformatted_20_Text"><text:span text:style-name="Source_20_Text">Session Completed</text:span></text:p>
      <text:p text:style-name="Preformatted_20_Text"><text:span text:style-name="Source_20_Text">↓</text:span></text:p>
      <text:p text:style-name="Preformatted_20_Text"><text:span text:style-name="Source_20_Text">RunAnalytics updated</text:span></text:p>
      <text:p text:style-name="Preformatted_20_Text"><text:span text:style-name="Source_20_Text">↓</text:span></text:p>
      <text:p text:style-name="Preformatted_20_Text"><text:span text:style-name="Source_20_Text">studentYearMetrics updated</text:span></text:p>
      <text:p text:style-name="Preformatted_20_Text"><text:span text:style-name="Source_20_Text">↓</text:span></text:p>
      <text:p text:style-name="Preformatted_20_Text"><text:span text:style-name="Source_20_Text">Pattern Engine evaluates</text:span></text:p>
      <text:p text:style-name="Preformatted_20_Text"><text:span text:style-name="Source_20_Text">↓</text:span></text:p>
      <text:p text:style-name="Preformatted_20_Text"><text:span text:style-name="Source_20_Text">Monthly governance accumulator updates</text:span></text:p>
      <text:p text:style-name="Preformatted_20_Text"><text:span text:style-name="Source_20_Text">↓</text:span></text:p>
      <text:p text:style-name="P1"><text:span text:style-name="Source_20_Text">governanceSnapshots/{YYYY-MM} refreshed</text:span></text:p>
      <text:p text:style-name="Text_20_body">Monthly close:</text:p>
      <text:p text:style-name="Preformatted_20_Text"><text:span text:style-name="Source_20_Text">Snapshot sealed</text:span></text:p>
      <text:p text:style-name="Preformatted_20_Text"><text:span text:style-name="Source_20_Text">Archived</text:span></text:p>
      <text:p text:style-name="P1"><text:span text:style-name="Source_20_Text">New month initialized</text:span></text:p>
      <text:p text:style-name="Horizontal_20_Line"/>
      <text:h text:style-name="Heading_20_1" text:outline-level="1">1️⃣1️⃣ VENDOR-SIDE RELATIONSHIP</text:h>
      <text:p text:style-name="Text_20_body">Governance does NOT:</text:p>
      <text:list text:style-name="L43">
        <text:list-item>
          <text:p text:style-name="P46">Modify license</text:p>
        </text:list-item>
        <text:list-item>
          <text:p text:style-name="P46">Modify usage</text:p>
        </text:list-item>
        <text:list-item>
          <text:p text:style-name="P46">Modify concurrency</text:p>
        </text:list-item>
      </text:list>
      <text:p text:style-name="Text_20_body">Vendor side remains:</text:p>
      <text:list text:style-name="L44">
        <text:list-item>
          <text:p text:style-name="P47">License authority</text:p>
        </text:list-item>
        <text:list-item>
          <text:p text:style-name="P47">Concurrency authority</text:p>
        </text:list-item>
        <text:list-item>
          <text:p text:style-name="P47">MaxStudents enforcement</text:p>
        </text:list-item>
        <text:list-item>
          <text:p text:style-name="P47">Usage accounting</text:p>
        </text:list-item>
      </text:list>
      <text:p text:style-name="Text_20_body">Governance is academic stability only.</text:p>
      <text:p text:style-name="Text_20_body">Vendor model defined in ensures:</text:p>
      <text:p text:style-name="Text_20_body">Institute scripts run tests.<text:line-break/>Vendor scripts enforce truth.</text:p>
      <text:p text:style-name="Text_20_body">This separation protects:</text:p>
      <text:list text:style-name="L45">
        <text:list-item>
          <text:p text:style-name="P48"><text:soft-page-break/>Commercial integrity</text:p>
        </text:list-item>
        <text:list-item>
          <text:p text:style-name="P48">Academic autonomy</text:p>
        </text:list-item>
        <text:list-item>
          <text:p text:style-name="P48">Scalability to 200+ institutes</text:p>
        </text:list-item>
      </text:list>
      <text:p text:style-name="Horizontal_20_Line"/>
      <text:h text:style-name="Heading_20_1" text:outline-level="1">1️⃣2️⃣ FINAL GOVERNANCE POSITIONING</text:h>
      <text:p text:style-name="Text_20_body">Governance answers:</text:p>
      <text:list text:style-name="L46">
        <text:list-item>
          <text:p text:style-name="P49">Are we stable?</text:p>
        </text:list-item>
        <text:list-item>
          <text:p text:style-name="P49">Are we disciplined?</text:p>
        </text:list-item>
        <text:list-item>
          <text:p text:style-name="P49">Are we enforcing structure?</text:p>
        </text:list-item>
        <text:list-item>
          <text:p text:style-name="P49">Are we improving year-over-year?</text:p>
        </text:list-item>
        <text:list-item>
          <text:p text:style-name="P49">Are overrides harming integrity?</text:p>
        </text:list-item>
        <text:list-item>
          <text:p text:style-name="P49">Are batches consistent?</text:p>
        </text:list-item>
      </text:list>
      <text:p text:style-name="Text_20_body">It does not answer:</text:p>
      <text:list text:style-name="L47">
        <text:list-item>
          <text:p text:style-name="P50">Who failed?</text:p>
        </text:list-item>
        <text:list-item>
          <text:p text:style-name="P50">Who guessed?</text:p>
        </text:list-item>
        <text:list-item>
          <text:p text:style-name="P50">Who skipped?</text:p>
        </text:list-item>
      </text:list>
      <text:p text:style-name="Text_20_body">That belongs to Insights.</text:p>
      <text:p text:style-name="Horizontal_20_Line"/>
      <text:h text:style-name="Heading_20_1" text:outline-level="1">COMPLETE SYSTEM PYRAMID</text:h>
      <text:p text:style-name="Preformatted_20_Text"><text:span text:style-name="Source_20_Text">GOVERNANCE (L3)</text:span></text:p>
      <text:p text:style-name="Preformatted_20_Text"><text:span text:style-name="Source_20_Text">Institutional Stability</text:span></text:p>
      <text:p text:style-name="Preformatted_20_Text"/>
      <text:p text:style-name="Preformatted_20_Text"><text:span text:style-name="Source_20_Text">INSIGHTS (L1–L3)</text:span></text:p>
      <text:p text:style-name="Preformatted_20_Text"><text:span text:style-name="Source_20_Text">Behavior &amp; Intervention Intelligence</text:span></text:p>
      <text:p text:style-name="Preformatted_20_Text"/>
      <text:p text:style-name="Preformatted_20_Text"><text:span text:style-name="Source_20_Text">ANALYTICS (L0–L3)</text:span></text:p>
      <text:p text:style-name="P1"><text:span text:style-name="Source_20_Text">Measured Performance</text:span></text:p>
      <text:p text:style-name="Text_20_body">This is now architecturally complete.</text:p>
      <text:p text:style-name="Horizontal_20_Line"/>
      <text:p text:style-name="Text_20_body">If you want next refinement, we can:</text:p>
      <text:list text:style-name="L48">
        <text:list-item>
          <text:p text:style-name="P51">Design full Firestore collection tree for Governance snapshots</text:p>
        </text:list-item>
        <text:list-item>
          <text:p text:style-name="P51">Define exact Stability Index formula weights</text:p>
        </text:list-item>
        <text:list-item>
          <text:p text:style-name="P51"><text:soft-page-break/>Create vendor–institute API contract spec</text:p>
        </text:list-item>
        <text:list-item>
          <text:p text:style-name="P51">Or simulate 10-year data growth and cost model</text:p>
        </text:list-item>
      </text:list>
      <text:p text:style-name="Text_20_body">Tell me the next layer to engineer.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6:43:40.970000000</meta:creation-date>
    <dc:date>2026-02-27T21:37:31.113771529</dc:date>
    <meta:editing-duration>PT2H42M20S</meta:editing-duration>
    <meta:editing-cycles>9</meta:editing-cycles>
    <meta:generator>LibreOffice/24.2.7.2$Linux_X86_64 LibreOffice_project/420$Build-2</meta:generator>
    <meta:document-statistic meta:table-count="1" meta:image-count="0" meta:object-count="0" meta:page-count="11" meta:paragraph-count="285" meta:word-count="1026" meta:character-count="6602" meta:non-whitespace-character-count="5952"/>
  </office:meta>
</office:document-meta>
</file>